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, 'Courier New', monospace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Preformatted_20_Text">
      <style:text-properties fo:color="#ffbf00" style:font-name="Segoe UI" fo:font-size="9.60000038146973pt" fo:language="bg" fo:country="BG" fo:font-weight="normal" officeooo:rsid="0019c7c9" officeooo:paragraph-rsid="0025479e" fo:background-color="#332a99"/>
    </style:style>
    <style:style style:name="P2" style:family="paragraph" style:parent-style-name="Standard">
      <style:text-properties fo:color="#8ab1b0" style:font-name="Consolas2" fo:font-size="9pt" fo:language="en" fo:country="US" fo:font-weight="bold" officeooo:rsid="00287cee" officeooo:paragraph-rsid="001b924a" fo:background-color="#221a0f" style:font-size-asian="9pt" style:font-weight-asian="bold" style:font-size-complex="9pt" style:font-weight-complex="bold"/>
    </style:style>
    <style:style style:name="P3" style:family="paragraph" style:parent-style-name="Standard">
      <style:paragraph-properties style:line-height-at-least="0.466cm"/>
      <style:text-properties fo:color="#000000" style:font-name="Consolas1" fo:font-size="9.60000038146973pt" fo:font-weight="normal" officeooo:paragraph-rsid="00da4665" fo:background-color="#81d41a"/>
    </style:style>
    <style:style style:name="P4" style:family="paragraph" style:parent-style-name="Standard">
      <style:paragraph-properties style:line-height-at-least="0.466cm"/>
      <style:text-properties fo:color="#000000" style:font-name="Consolas1" fo:font-size="9.60000038146973pt" fo:font-weight="bold" fo:background-color="#81d41a" style:font-weight-asian="bold" style:font-weight-complex="bold"/>
    </style:style>
    <style:style style:name="P5" style:family="paragraph" style:parent-style-name="Standard">
      <style:paragraph-properties style:line-height-at-least="0.466cm"/>
      <style:text-properties fo:color="#000000" style:font-name="Consolas1" fo:font-size="9.60000038146973pt" fo:font-weight="bold" officeooo:paragraph-rsid="00d38041" fo:background-color="#81d41a" style:font-weight-asian="bold" style:font-weight-complex="bold"/>
    </style:style>
    <style:style style:name="P6" style:family="paragraph" style:parent-style-name="Standard">
      <style:text-properties fo:color="#000000" style:font-name="Consolas2" fo:font-size="9pt" fo:language="en" fo:country="US" fo:font-weight="bold" officeooo:rsid="00cd4b68" officeooo:paragraph-rsid="00cd4b68" fo:background-color="transparent" style:font-size-asian="9pt" style:font-weight-asian="bold" style:font-size-complex="9pt" style:font-weight-complex="bold"/>
    </style:style>
    <style:style style:name="P7" style:family="paragraph" style:parent-style-name="Standard">
      <style:text-properties fo:color="#000000" style:font-name="Consolas2" fo:font-size="9pt" fo:language="en" fo:country="US" fo:font-weight="bold" officeooo:rsid="00cd4b68" officeooo:paragraph-rsid="00cd4b68" fo:background-color="#81d41a" style:font-size-asian="9pt" style:font-weight-asian="bold" style:font-size-complex="9pt" style:font-weight-complex="bold"/>
    </style:style>
    <style:style style:name="P8" style:family="paragraph" style:parent-style-name="Standard">
      <style:paragraph-properties style:line-height-at-least="0.466cm"/>
      <style:text-properties fo:color="#000000" style:font-name="Consolas2" fo:font-size="9pt" fo:language="en" fo:country="US" fo:font-weight="bold" officeooo:rsid="00cd4b68" officeooo:paragraph-rsid="00d02368" fo:background-color="#81d41a" style:font-size-asian="9pt" style:font-weight-asian="bold" style:font-size-complex="9pt" style:font-weight-complex="bold"/>
    </style:style>
    <style:style style:name="P9" style:family="paragraph" style:parent-style-name="Standard">
      <style:paragraph-properties style:line-height-at-least="0.466cm"/>
      <style:text-properties fo:color="#000000" style:font-name="Consolas2" fo:font-size="9pt" fo:language="bg" fo:country="BG" fo:font-weight="bold" officeooo:rsid="00d0f824" officeooo:paragraph-rsid="00d0f824" fo:background-color="transparent" style:font-size-asian="9pt" style:font-weight-asian="bold" style:font-size-complex="9pt" style:font-weight-complex="bold"/>
    </style:style>
    <style:style style:name="P10" style:family="paragraph" style:parent-style-name="Standard">
      <style:paragraph-properties style:line-height-at-least="0.466cm"/>
      <style:text-properties fo:color="#000000" style:font-name="Consolas2" fo:font-size="9pt" fo:language="bg" fo:country="BG" fo:font-weight="bold" officeooo:rsid="00d7529b" officeooo:paragraph-rsid="00d7529b" fo:background-color="transparent" style:font-weight-asian="bold" style:font-weight-complex="bold"/>
    </style:style>
    <style:style style:name="P11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38041" fo:background-color="transparent"/>
    </style:style>
    <style:style style:name="P12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44148" fo:background-color="transparent"/>
    </style:style>
    <style:style style:name="P13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52563" fo:background-color="transparent"/>
    </style:style>
    <style:style style:name="P14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7529b" fo:background-color="transparent"/>
    </style:style>
    <style:style style:name="P15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8b589" fo:background-color="transparent"/>
    </style:style>
    <style:style style:name="P16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63599" fo:background-color="transparent" style:font-weight-asian="bold" style:font-weight-complex="bold"/>
    </style:style>
    <style:style style:name="P17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ddb64e" fo:background-color="transparent" style:font-size-asian="9pt" style:font-weight-asian="bold" style:font-size-complex="9pt" style:font-weight-complex="bold"/>
    </style:style>
    <style:style style:name="P18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e02fac" fo:background-color="transparent" style:font-size-asian="9pt" style:font-weight-asian="bold" style:font-size-complex="9pt" style:font-weight-complex="bold"/>
    </style:style>
    <style:style style:name="P19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e0a3e1" fo:background-color="transparent" style:font-size-asian="9pt" style:font-weight-asian="bold" style:font-size-complex="9pt" style:font-weight-complex="bold"/>
    </style:style>
    <style:style style:name="P20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e3eb41" fo:background-color="transparent" style:font-size-asian="9pt" style:font-weight-asian="bold" style:font-size-complex="9pt" style:font-weight-complex="bold"/>
    </style:style>
    <style:style style:name="P21" style:family="paragraph" style:parent-style-name="Standard">
      <style:paragraph-properties style:line-height-at-least="0.466cm"/>
      <style:text-properties fo:color="#000000" style:font-name="Consolas2" fo:font-size="9pt" fo:font-weight="bold" officeooo:paragraph-rsid="00e3eb41" fo:background-color="transparent"/>
    </style:style>
    <style:style style:name="P22" style:family="paragraph" style:parent-style-name="Standard">
      <style:paragraph-properties style:line-height-at-least="0.466cm"/>
      <style:text-properties fo:color="#000000" fo:background-color="transparent"/>
    </style:style>
    <style:style style:name="P23" style:family="paragraph" style:parent-style-name="Standard">
      <style:paragraph-properties style:line-height-at-least="0.466cm"/>
      <style:text-properties style:font-name="Consolas2" fo:font-size="9pt" fo:background-color="transparent" style:font-size-asian="9pt" style:font-size-complex="9pt"/>
    </style:style>
    <style:style style:name="P24" style:family="paragraph" style:parent-style-name="Standard">
      <style:paragraph-properties style:line-height-at-least="0.466cm"/>
      <style:text-properties style:font-name="Consolas2" fo:font-size="9pt" fo:font-weight="bold" fo:background-color="transparent" style:font-size-asian="9pt" style:font-weight-asian="bold" style:font-size-complex="9pt" style:font-weight-complex="bold"/>
    </style:style>
    <style:style style:name="P25" style:family="paragraph" style:parent-style-name="Standard">
      <style:paragraph-properties style:line-height-at-least="0.466cm"/>
      <style:text-properties fo:color="#ffbf00" style:font-name="Consolas2" fo:font-size="9pt" fo:language="en" fo:country="US" fo:font-weight="bold" officeooo:rsid="00287cee" fo:background-color="#000000" style:font-size-asian="9pt" style:font-weight-asian="bold" style:font-size-complex="9pt" style:font-weight-complex="bold"/>
    </style:style>
    <style:style style:name="P26" style:family="paragraph" style:parent-style-name="Standard">
      <style:text-properties fo:color="#ffbf00" style:font-name="Consolas2" fo:font-size="9pt" fo:language="en" fo:country="US" fo:font-weight="bold" officeooo:rsid="00287cee" officeooo:paragraph-rsid="002a524e" fo:background-color="#000000" style:font-size-asian="9pt" style:font-weight-asian="bold" style:font-size-complex="9pt" style:font-weight-complex="bold"/>
    </style:style>
    <style:style style:name="P27" style:family="paragraph" style:parent-style-name="Standard">
      <style:text-properties fo:color="#ffbf00" style:font-name="Consolas2" fo:font-size="9pt" fo:language="bg" fo:country="BG" fo:font-weight="normal" officeooo:rsid="0019c7c9" officeooo:paragraph-rsid="0025479e" fo:background-color="#332a99" style:font-size-asian="9pt" style:font-size-complex="9pt"/>
    </style:style>
    <style:style style:name="P28" style:family="paragraph" style:parent-style-name="Standard">
      <style:text-properties fo:color="#332a99" style:font-name="Consolas2" fo:font-size="9pt" fo:language="bg" fo:country="BG" fo:font-weight="bold" officeooo:rsid="00b63836" officeooo:paragraph-rsid="002a524e" fo:background-color="transparent" style:font-size-asian="9pt" style:font-weight-asian="bold" style:font-size-complex="9pt" style:font-weight-complex="bold"/>
    </style:style>
    <style:style style:name="P29" style:family="paragraph" style:parent-style-name="Standard">
      <style:paragraph-properties style:line-height-at-least="0.466cm"/>
      <style:text-properties fo:color="#332a99" style:font-name="Consolas2" fo:font-size="9pt" fo:language="bg" fo:country="BG" fo:font-weight="bold" officeooo:rsid="005f7be5" officeooo:paragraph-rsid="0061a430" fo:background-color="transparent" style:font-size-asian="9pt" style:font-weight-asian="bold" style:font-size-complex="9pt" style:font-weight-complex="bold"/>
    </style:style>
    <style:style style:name="P30" style:family="paragraph" style:parent-style-name="Standard">
      <style:paragraph-properties style:line-height-at-least="0.466cm"/>
      <style:text-properties fo:color="#332a99" style:font-name="Consolas2" fo:font-size="9pt" fo:language="bg" fo:country="BG" fo:font-weight="bold" officeooo:rsid="00534a58" officeooo:paragraph-rsid="00534a58" fo:background-color="transparent" style:font-size-asian="9pt" style:font-weight-asian="bold" style:font-size-complex="9pt" style:font-weight-complex="bold"/>
    </style:style>
    <style:style style:name="P31" style:family="paragraph" style:parent-style-name="Standard">
      <style:text-properties fo:color="#332a99" style:font-name="Consolas2" fo:font-size="9pt" fo:language="bg" fo:country="BG" fo:font-weight="bold" officeooo:rsid="004ac848" officeooo:paragraph-rsid="004ac848" fo:background-color="transparent" style:font-size-asian="9pt" style:font-weight-asian="bold" style:font-size-complex="9pt" style:font-weight-complex="bold"/>
    </style:style>
    <style:style style:name="P32" style:family="paragraph" style:parent-style-name="Standard">
      <style:text-properties fo:color="#332a99" style:font-name="Consolas2" fo:font-size="9pt" fo:language="bg" fo:country="BG" fo:font-weight="bold" officeooo:rsid="0046e5a4" officeooo:paragraph-rsid="0046e5a4" fo:background-color="#3fe3ef" style:font-size-asian="9pt" style:font-weight-asian="bold" style:font-size-complex="9pt" style:font-weight-complex="bold"/>
    </style:style>
    <style:style style:name="P33" style:family="paragraph" style:parent-style-name="Standard">
      <style:text-properties fo:color="#332a99" style:font-name="Consolas2" fo:font-size="9pt" fo:language="bg" fo:country="BG" fo:font-weight="bold" officeooo:rsid="0043c40e" officeooo:paragraph-rsid="0043335d" fo:background-color="#3fe3ef" style:font-size-asian="9pt" style:font-weight-asian="bold" style:font-size-complex="9pt" style:font-weight-complex="bold"/>
    </style:style>
    <style:style style:name="P34" style:family="paragraph" style:parent-style-name="Standard">
      <style:text-properties fo:color="#332a99" style:font-name="Consolas2" fo:font-size="9pt" fo:language="bg" fo:country="BG" fo:font-weight="bold" officeooo:rsid="0043335d" officeooo:paragraph-rsid="0043335d" fo:background-color="#3fe3ef" style:font-size-asian="9pt" style:font-weight-asian="bold" style:font-size-complex="9pt" style:font-weight-complex="bold"/>
    </style:style>
    <style:style style:name="P35" style:family="paragraph" style:parent-style-name="Standard">
      <style:text-properties fo:color="#332a99" style:font-name="Consolas2" fo:font-size="9pt" fo:language="bg" fo:country="BG" fo:font-weight="bold" officeooo:rsid="003eb73c" officeooo:paragraph-rsid="003eb73c" fo:background-color="#3fe3ef" style:font-size-asian="9pt" style:font-weight-asian="bold" style:font-size-complex="9pt" style:font-weight-complex="bold"/>
    </style:style>
    <style:style style:name="P36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7c77d6" officeooo:paragraph-rsid="0079bbe0" fo:background-color="transparent" style:font-size-asian="9pt" style:font-weight-asian="bold" style:font-size-complex="9pt" style:font-weight-complex="bold"/>
    </style:style>
    <style:style style:name="P37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79bbe0" officeooo:paragraph-rsid="0079bbe0" fo:background-color="transparent" style:font-size-asian="9pt" style:font-weight-asian="bold" style:font-size-complex="9pt" style:font-weight-complex="bold"/>
    </style:style>
    <style:style style:name="P38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56b89c" officeooo:paragraph-rsid="005596e5" fo:background-color="transparent" style:font-size-asian="9pt" style:font-weight-asian="bold" style:font-size-complex="9pt" style:font-weight-complex="bold"/>
    </style:style>
    <style:style style:name="P39" style:family="paragraph" style:parent-style-name="Standard">
      <style:paragraph-properties style:line-height-at-least="0.466cm"/>
      <style:text-properties fo:color="#332a99" style:font-name="Consolas2" fo:font-size="9pt" fo:language="en" fo:country="US" fo:font-weight="bold" officeooo:rsid="005596e5" officeooo:paragraph-rsid="00587d9a" fo:background-color="#3fe3ef" style:font-size-asian="9pt" style:font-weight-asian="bold" style:font-size-complex="9pt" style:font-weight-complex="bold"/>
    </style:style>
    <style:style style:name="P40" style:family="paragraph" style:parent-style-name="Standard">
      <style:text-properties fo:color="#332a99" style:font-name="Consolas2" fo:font-size="9pt" fo:language="en" fo:country="US" fo:font-weight="bold" officeooo:rsid="003fde05" officeooo:paragraph-rsid="003fde05" fo:background-color="#3fe3ef" style:font-size-asian="9pt" style:font-weight-asian="bold" style:font-size-complex="9pt" style:font-weight-complex="bold"/>
    </style:style>
    <style:style style:name="P41" style:family="paragraph" style:parent-style-name="Standard">
      <style:paragraph-properties style:line-height-at-least="0.466cm"/>
      <style:text-properties fo:color="#d3af86" style:font-name="Consolas2" fo:font-size="9pt" fo:language="en" fo:country="US" fo:font-weight="normal" officeooo:rsid="007c77d6" officeooo:paragraph-rsid="0079bbe0" fo:background-color="#221a0f" style:font-size-asian="9pt" style:font-weight-asian="bold" style:font-size-complex="9pt" style:font-weight-complex="bold"/>
    </style:style>
    <style:style style:name="P42" style:family="paragraph" style:parent-style-name="Standard">
      <style:paragraph-properties style:line-height-at-least="0.466cm"/>
      <style:text-properties fo:color="#d3af86" style:font-name="Consolas2" fo:font-size="9pt" fo:language="en" fo:country="US" fo:font-weight="normal" officeooo:rsid="005596e5" officeooo:paragraph-rsid="005596e5" fo:background-color="#221a0f" style:font-size-asian="9pt" style:font-weight-asian="bold" style:font-size-complex="9pt" style:font-weight-complex="bold"/>
    </style:style>
    <style:style style:name="P43" style:family="paragraph" style:parent-style-name="Standard">
      <style:text-properties fo:color="#d3af86" style:font-name="Consolas2" fo:font-size="9pt" fo:font-weight="normal" officeooo:paragraph-rsid="00287cee" fo:background-color="#221a0f" style:font-size-asian="9pt" style:font-size-complex="9pt"/>
    </style:style>
    <style:style style:name="P44" style:family="paragraph" style:parent-style-name="Standard">
      <style:paragraph-properties style:line-height-at-least="0.466cm"/>
      <style:text-properties fo:color="#d3af86" style:font-name="Consolas2" fo:font-size="9pt" fo:font-weight="normal" fo:background-color="#221a0f" style:font-size-asian="9pt" style:font-size-complex="9pt"/>
    </style:style>
    <style:style style:name="P45" style:family="paragraph" style:parent-style-name="Standard">
      <style:text-properties style:use-window-font-color="true" style:font-name="Consolas2" fo:font-size="9pt" fo:language="en" fo:country="US" fo:font-weight="bold" officeooo:rsid="00287cee" officeooo:paragraph-rsid="0026d824" fo:background-color="transparent" style:font-size-asian="9pt" style:font-weight-asian="bold" style:font-size-complex="9pt" style:font-weight-complex="bold"/>
    </style:style>
    <style:style style:name="P46" style:family="paragraph" style:parent-style-name="Standard">
      <style:text-properties style:use-window-font-color="true" style:font-name="Consolas2" fo:font-size="9pt" fo:language="en" fo:country="US" fo:font-weight="bold" officeooo:rsid="00287cee" officeooo:paragraph-rsid="00287cee" fo:background-color="transparent" style:font-size-asian="9pt" style:font-weight-asian="bold" style:font-size-complex="9pt" style:font-weight-complex="bold"/>
    </style:style>
    <style:style style:name="P47" style:family="paragraph" style:parent-style-name="Standard">
      <style:text-properties fo:color="#55308d" style:font-name="Consolas2" fo:font-size="9pt" fo:language="en" fo:country="US" fo:font-weight="bold" officeooo:rsid="00cd4b68" officeooo:paragraph-rsid="00cf3905" fo:background-color="transparent" style:font-size-asian="9pt" style:font-weight-asian="bold" style:font-size-complex="9pt" style:font-weight-complex="bold"/>
    </style:style>
    <style:style style:name="P48" style:family="paragraph" style:parent-style-name="Standard">
      <style:paragraph-properties style:line-height-at-least="0.466cm"/>
      <style:text-properties fo:color="#55308d" style:font-name="Consolas2" fo:font-size="9pt" fo:language="en" fo:country="US" fo:font-weight="bold" officeooo:rsid="00cd4b68" officeooo:paragraph-rsid="00d02368" fo:background-color="transparent" style:font-size-asian="9pt" style:font-weight-asian="bold" style:font-size-complex="9pt" style:font-weight-complex="bold"/>
    </style:style>
    <style:style style:name="P49" style:family="paragraph" style:parent-style-name="Standard">
      <style:paragraph-properties style:line-height-at-least="0.466cm"/>
      <style:text-properties fo:color="#808080" style:font-name="Consolas1" fo:font-size="9.60000038146973pt" fo:font-weight="normal" fo:background-color="transparent"/>
    </style:style>
    <style:style style:name="P50" style:family="paragraph" style:parent-style-name="Standard">
      <style:paragraph-properties style:line-height-at-least="0.466cm"/>
      <style:text-properties fo:color="#808080" style:font-name="Consolas1" fo:font-size="9.60000038146973pt" fo:font-weight="normal" officeooo:paragraph-rsid="00ddb64e" fo:background-color="transparent" style:font-size-asian="9pt" style:font-weight-asian="bold" style:font-size-complex="9pt" style:font-weight-complex="bold"/>
    </style:style>
    <style:style style:name="P51" style:family="paragraph" style:parent-style-name="Standard">
      <style:paragraph-properties style:line-height-at-least="0.466cm"/>
      <style:text-properties fo:color="#666666"/>
    </style:style>
    <style:style style:name="P52" style:family="paragraph" style:parent-style-name="Standard">
      <style:paragraph-properties style:line-height-at-least="0.466cm"/>
      <style:text-properties fo:color="#666666" style:font-name="Consolas1" fo:font-size="9.60000038146973pt" fo:font-weight="normal" fo:background-color="transparent"/>
    </style:style>
    <style:style style:name="P53" style:family="paragraph" style:parent-style-name="Standard">
      <style:paragraph-properties style:line-height-at-least="0.466cm"/>
      <style:text-properties fo:color="#666666" style:font-name="Consolas1" fo:font-size="9.60000038146973pt" fo:font-weight="normal" officeooo:paragraph-rsid="00da4665" fo:background-color="transparent"/>
    </style:style>
    <style:style style:name="P54" style:family="paragraph" style:parent-style-name="Standard">
      <style:paragraph-properties style:line-height-at-least="0.466cm"/>
      <style:text-properties fo:color="#666666" style:font-name="Consolas1" fo:font-size="9.60000038146973pt" fo:font-weight="normal" officeooo:paragraph-rsid="00e6f249" fo:background-color="transparent"/>
    </style:style>
    <style:style style:name="P55" style:family="paragraph" style:parent-style-name="Standard">
      <style:paragraph-properties style:line-height-at-least="0.466cm"/>
      <style:text-properties fo:color="#666666" style:font-name="Consolas1" fo:font-size="9.60000038146973pt" fo:font-weight="normal" officeooo:paragraph-rsid="00e0a3e1" fo:background-color="transparent" style:font-size-asian="9pt" style:font-weight-asian="bold" style:font-size-complex="9pt" style:font-weight-complex="bold"/>
    </style:style>
    <style:style style:name="P56" style:family="paragraph" style:parent-style-name="Standard">
      <style:paragraph-properties style:line-height-at-least="0.466cm"/>
      <style:text-properties fo:color="#666666" fo:background-color="transparent"/>
    </style:style>
    <style:style style:name="T1" style:family="text">
      <style:text-properties fo:color="#dc3958"/>
    </style:style>
    <style:style style:name="T2" style:family="text">
      <style:text-properties fo:color="#889b4a"/>
    </style:style>
    <style:style style:name="T3" style:family="text">
      <style:text-properties fo:color="#98676a"/>
    </style:style>
    <style:style style:name="T4" style:family="text">
      <style:text-properties style:use-window-font-color="true" style:font-name="Consolas2" fo:font-size="9pt" fo:background-color="transparent" loext:char-shading-value="0" style:font-size-asian="9pt" style:font-size-complex="9pt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cf3905"/>
    </style:style>
    <style:style style:name="T7" style:family="text">
      <style:text-properties fo:language="en" fo:country="US" officeooo:rsid="00cf6f13"/>
    </style:style>
    <style:style style:name="T8" style:family="text">
      <style:text-properties fo:language="en" fo:country="US" officeooo:rsid="00d1d5db" style:font-size-asian="9pt" style:font-weight-asian="bold" style:font-size-complex="9pt" style:font-weight-complex="bold"/>
    </style:style>
    <style:style style:name="T9" style:family="text">
      <style:text-properties fo:language="en" fo:country="US" officeooo:rsid="00d38041" style:font-size-asian="9pt" style:font-weight-asian="bold" style:font-size-complex="9pt" style:font-weight-complex="bold"/>
    </style:style>
    <style:style style:name="T10" style:family="text">
      <style:text-properties fo:language="en" fo:country="US" officeooo:rsid="00d38041" style:font-size-asian="9pt" style:font-size-complex="9pt"/>
    </style:style>
    <style:style style:name="T11" style:family="text">
      <style:text-properties fo:language="en" fo:country="US" officeooo:rsid="00d1d5db" fo:background-color="#dee6ef" loext:char-shading-value="0" style:font-size-asian="9pt" style:font-weight-asian="bold" style:font-size-complex="9pt" style:font-weight-complex="bold"/>
    </style:style>
    <style:style style:name="T12" style:family="text">
      <style:text-properties fo:language="en" fo:country="US" officeooo:rsid="00cd4b68" fo:background-color="#f7d1d5" loext:char-shading-value="0" style:font-size-asian="9pt" style:font-weight-asian="bold" style:font-size-complex="9pt" style:font-weight-complex="bold"/>
    </style:style>
    <style:style style:name="T13" style:family="text">
      <style:text-properties fo:language="en" fo:country="US" officeooo:rsid="00d1d5db" fo:background-color="#f7d1d5" loext:char-shading-value="0" style:font-size-asian="9pt" style:font-weight-asian="bold" style:font-size-complex="9pt" style:font-weight-complex="bold"/>
    </style:style>
    <style:style style:name="T14" style:family="text">
      <style:text-properties fo:language="en" fo:country="US" officeooo:rsid="00d7529b" fo:background-color="#f7d1d5" loext:char-shading-value="0" style:font-size-asian="9pt" style:font-weight-asian="bold" style:font-size-complex="9pt" style:font-weight-complex="bold"/>
    </style:style>
    <style:style style:name="T15" style:family="text">
      <style:text-properties fo:language="en" fo:country="US" officeooo:rsid="00d7529b" fo:background-color="#f7d1d5" loext:char-shading-value="0" style:font-size-asian="9pt" style:font-weight-asian="bold" style:font-size-complex="9pt" style:font-weight-complex="bold"/>
    </style:style>
    <style:style style:name="T16" style:family="text">
      <style:text-properties fo:language="en" fo:country="US" officeooo:rsid="00cd4b68" fo:background-color="#f7d1d5" loext:char-shading-value="0" style:font-size-asian="9pt" style:font-size-complex="9pt"/>
    </style:style>
    <style:style style:name="T17" style:family="text">
      <style:text-properties fo:language="en" fo:country="US" officeooo:rsid="00d1d5db" fo:background-color="#f7d1d5" loext:char-shading-value="0" style:font-size-asian="9pt" style:font-size-complex="9pt"/>
    </style:style>
    <style:style style:name="T18" style:family="text">
      <style:text-properties fo:language="en" fo:country="US" fo:background-color="#f7d1d5" loext:char-shading-value="0" style:font-size-asian="9pt" style:font-size-complex="9pt"/>
    </style:style>
    <style:style style:name="T19" style:family="text">
      <style:text-properties fo:language="en" fo:country="US" officeooo:rsid="00d7529b" fo:background-color="#f7d1d5" loext:char-shading-value="0"/>
    </style:style>
    <style:style style:name="T20" style:family="text">
      <style:text-properties fo:language="en" fo:country="US" officeooo:rsid="00e3eb41" fo:background-color="#f7d1d5" loext:char-shading-value="0"/>
    </style:style>
    <style:style style:name="T21" style:family="text">
      <style:text-properties fo:language="en" fo:country="US" officeooo:rsid="00d97faf"/>
    </style:style>
    <style:style style:name="T22" style:family="text">
      <style:text-properties fo:language="en" fo:country="US" officeooo:rsid="00da0f64"/>
    </style:style>
    <style:style style:name="T23" style:family="text">
      <style:text-properties fo:language="en" fo:country="US" officeooo:rsid="00ddb64e"/>
    </style:style>
    <style:style style:name="T24" style:family="text">
      <style:text-properties fo:language="en" fo:country="US" officeooo:rsid="00e0a3e1"/>
    </style:style>
    <style:style style:name="T25" style:family="text">
      <style:text-properties fo:language="en" fo:country="US" officeooo:rsid="00e585af"/>
    </style:style>
    <style:style style:name="T26" style:family="text">
      <style:text-properties fo:language="en" fo:country="US" officeooo:rsid="00e6f249"/>
    </style:style>
    <style:style style:name="T27" style:family="text">
      <style:text-properties officeooo:rsid="00cf3905"/>
    </style:style>
    <style:style style:name="T28" style:family="text">
      <style:text-properties officeooo:rsid="00cf91eb"/>
    </style:style>
    <style:style style:name="T29" style:family="text">
      <style:text-properties officeooo:rsid="00d02368"/>
    </style:style>
    <style:style style:name="T30" style:family="text">
      <style:text-properties style:font-name="Consolas1" fo:font-size="9.60000038146973pt" fo:language="en" fo:country="US" fo:font-weight="normal"/>
    </style:style>
    <style:style style:name="T31" style:family="text">
      <style:text-properties style:font-name="Consolas1" fo:font-size="9.60000038146973pt" fo:font-weight="normal"/>
    </style:style>
    <style:style style:name="T32" style:family="text">
      <style:text-properties fo:language="bg" fo:country="BG" officeooo:rsid="00d1d5db" fo:background-color="#f7d1d5" loext:char-shading-value="0" style:font-size-asian="9pt" style:font-weight-asian="bold" style:font-size-complex="9pt" style:font-weight-complex="bold"/>
    </style:style>
    <style:style style:name="T33" style:family="text">
      <style:text-properties fo:language="bg" fo:country="BG" officeooo:rsid="00d1d5db" fo:background-color="#f7d1d5" loext:char-shading-value="0" style:font-size-asian="9pt" style:font-weight-asian="bold" style:font-size-complex="9pt" style:font-weight-complex="bold"/>
    </style:style>
    <style:style style:name="T34" style:family="text">
      <style:text-properties fo:language="bg" fo:country="BG" officeooo:rsid="00d1d5db" fo:background-color="#f7d1d5" loext:char-shading-value="0"/>
    </style:style>
    <style:style style:name="T35" style:family="text">
      <style:text-properties fo:language="bg" fo:country="BG" officeooo:rsid="00e585af"/>
    </style:style>
    <style:style style:name="T36" style:family="text">
      <style:text-properties fo:language="bg" fo:country="BG" officeooo:rsid="00e6f249"/>
    </style:style>
    <style:style style:name="T37" style:family="text">
      <style:text-properties fo:color="#8ab1b0"/>
    </style:style>
    <style:style style:name="T38" style:family="text">
      <style:text-properties fo:color="#55308d" fo:language="en" fo:country="US" officeooo:rsid="00cd4b68" style:font-size-asian="9pt" style:font-weight-asian="bold" style:font-size-complex="9pt" style:font-weight-complex="bold"/>
    </style:style>
    <style:style style:name="T39" style:family="text">
      <style:text-properties fo:color="#55308d" fo:language="en" fo:country="US" officeooo:rsid="00d38041" style:font-size-asian="9pt" style:font-weight-asian="bold" style:font-size-complex="9pt" style:font-weight-complex="bold"/>
    </style:style>
    <style:style style:name="T40" style:family="text">
      <style:text-properties fo:color="#55308d" fo:language="en" fo:country="US" officeooo:rsid="00cf3905" style:font-size-asian="9pt" style:font-weight-asian="bold" style:font-size-complex="9pt" style:font-weight-complex="bold"/>
    </style:style>
    <style:style style:name="T41" style:family="text">
      <style:text-properties fo:color="#55308d" fo:language="en" fo:country="US" officeooo:rsid="00d52563" style:font-size-asian="9pt" style:font-weight-asian="bold" style:font-size-complex="9pt" style:font-weight-complex="bold"/>
    </style:style>
    <style:style style:name="T42" style:family="text">
      <style:text-properties fo:color="#808080" style:font-name="Consolas1" fo:font-size="9.60000038146973pt" fo:language="en" fo:country="US" fo:font-weight="normal"/>
    </style:style>
    <style:style style:name="T43" style:family="text">
      <style:text-properties fo:color="#666666" style:font-name="Consolas1" fo:font-size="9.60000038146973pt" fo:language="en" fo:country="US" fo:font-weight="normal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# Cheat Sheet</text:p>
      <text:p text:style-name="P2"/>
      <text:p text:style-name="P7">1. Initialize project <text:span text:style-name="T28">and structure</text:span></text:p>
      <text:p text:style-name="P6"/>
      <text:p text:style-name="P47">✔️ npm init –yes</text:p>
      <text:p text:style-name="P24">✔️ <text:span text:style-name="T6">Create </text:span><text:span text:style-name="T7">&gt; src/</text:span><text:span text:style-name="T6">index.js</text:span></text:p>
      <text:p text:style-name="P24"><text:span text:style-name="T6"/></text:p>
      <text:p text:style-name="P8"><text:span text:style-name="T29">2</text:span><text:span text:style-name="T6">. </text:span><text:span text:style-name="T29">Setup dev environment</text:span></text:p>
      <text:p text:style-name="P23"><text:span text:style-name="T6"/></text:p>
      <text:p text:style-name="P48"><text:span text:style-name="T27">✔️ npm i -D nodemon</text:span></text:p>
      <text:p text:style-name="P9">В <text:span text:style-name="T5">package.json:</text:span></text:p>
      <text:p text:style-name="P9"><text:span text:style-name="T5"><text:s/></text:span><text:span text:style-name="T30">"scripts": {</text:span></text:p>
      <text:p text:style-name="P22"><text:s text:c="5"/><text:span text:style-name="T31">"start": "nodemon src/index.js"</text:span></text:p>
      <text:p text:style-name="P22"><text:s text:c="3"/><text:span text:style-name="T31">},</text:span></text:p>
      <text:p text:style-name="P9"><text:span text:style-name="T5"/></text:p>
      <text:p text:style-name="P15"><text:span text:style-name="T12">► ► ► </text:span><text:span text:style-name="T13">TEST:</text:span><text:span text:style-name="T11"> </text:span><text:span text:style-name="T8"><text:line-break/></text:span><text:span text:style-name="T33">В </text:span><text:span text:style-name="T15">index.js:</text:span></text:p>
      <text:p text:style-name="P15"><text:span text:style-name="T42">console.log('Server start')</text:span></text:p>
      <text:p text:style-name="P12"><text:span text:style-name="T40">✔️ </text:span><text:span text:style-name="T38">npm </text:span><text:span text:style-name="T39">start</text:span></text:p>
      <text:p text:style-name="P11"><text:span text:style-name="T9"/></text:p>
      <text:p text:style-name="P5"><text:span text:style-name="T10">3. Install and setup express</text:span></text:p>
      <text:p text:style-name="P13"><text:span text:style-name="T40">✔️ </text:span><text:span text:style-name="T38">npm </text:span><text:span text:style-name="T41">i express</text:span></text:p>
      <text:p text:style-name="P13"/>
      <text:p text:style-name="P16"><text:span text:style-name="T16">► ► ► </text:span><text:span text:style-name="T17">TEST:</text:span></text:p>
      <text:p text:style-name="P14"><text:span text:style-name="T33">В </text:span><text:span text:style-name="T15">index.js:<text:line-break/></text:span><text:span text:style-name="T43">const express = require('express');</text:span></text:p>
      <text:p text:style-name="P51"/>
      <text:p text:style-name="P52">const app = express();</text:p>
      <text:p text:style-name="P56"/>
      <text:p text:style-name="P52">// Test action</text:p>
      <text:p text:style-name="P52">app.get('/', (req, res) =&gt; {</text:p>
      <text:p text:style-name="P56"><text:s text:c="3"/><text:span text:style-name="T31">res.send('First action');</text:span></text:p>
      <text:p text:style-name="P52">});</text:p>
      <text:p text:style-name="P56"/>
      <text:p text:style-name="P53">app.listen(5000, console.log('Server is listening on port 5000...'));</text:p>
      <text:p text:style-name="P53"><text:span text:style-name="T21">//</text:span><text:span text:style-name="T22"> </text:span><text:span text:style-name="T21">GO TO </text:span><text:a xlink:type="simple" xlink:href="http://localhost:5000/" text:style-name="Internet_20_link" text:visited-style-name="Visited_20_Internet_20_Link">http://localhost:5000/</text:a></text:p>
      <text:p text:style-name="P53"/>
      <text:p text:style-name="P3"><text:s/>   * add static middleware</text:p>
      <text:p text:style-name="P17">✔️ <text:span text:style-name="T6">Create </text:span><text:span text:style-name="T7">&gt; src/</text:span><text:span text:style-name="T23">public</text:span></text:p>
      <text:p text:style-name="P17"><text:span text:style-name="T34">В </text:span><text:span text:style-name="T19">index.js:</text:span></text:p>
      <text:p text:style-name="P50"><text:span text:style-name="T23">// Middleware</text:span></text:p>
      <text:p text:style-name="P49">app.use(express.static('public'));</text:p>
      <text:p text:style-name="P49"/>
      <text:p text:style-name="P4">//    * add body parser</text:p>
      <text:p text:style-name="P18"><text:span text:style-name="T34">В </text:span><text:span text:style-name="T19">index.js:</text:span></text:p>
      <text:p text:style-name="P52">// Body parser</text:p>
      <text:p text:style-name="P52">app.use(express.urlencoded({extended: false}));</text:p>
      <text:p text:style-name="P52"/>
      <text:p text:style-name="P4">//    * add routes</text:p>
      <text:p text:style-name="P19">✔️ <text:span text:style-name="T6">Create </text:span><text:span text:style-name="T7">&gt; src/</text:span><text:span text:style-name="T24">routes.js</text:span></text:p>
      <text:p text:style-name="P20"><text:span text:style-name="T34">В </text:span><text:span text:style-name="T20">routes</text:span><text:span text:style-name="T19">.js:</text:span></text:p>
      <text:p text:style-name="P55"><text:span text:style-name="T24">const router = require('express').Router();</text:span></text:p>
      <text:p text:style-name="P56"><text:span text:style-name="T31">// TODO: add controller router</text:span></text:p>
      <text:p text:style-name="P56"/>
      <text:p text:style-name="P52">module.exports = router;</text:p>
      <text:p text:style-name="P21"><text:soft-page-break/><text:span text:style-name="T32">В </text:span><text:span text:style-name="T14">index.js:</text:span></text:p>
      <text:p text:style-name="P52">const routes = require('./routes');</text:p>
      <text:p text:style-name="P52">...</text:p>
      <text:p text:style-name="P54">app.use(routes); </text:p>
      <text:p text:style-name="P54">→<text:span text:style-name="T25"> </text:span><text:span text:style-name="T35">на мястото на </text:span><text:span text:style-name="T25">// Test action.. app.get(‘/’,…..</text:span></text:p>
      <text:p text:style-name="P54"><text:span text:style-name="T25">→</text:span><text:span text:style-name="T26"> </text:span><text:span text:style-name="T36">В </text:span><text:span text:style-name="T26">routes.js </text:span><text:span text:style-name="T36">отива целия // </text:span><text:span text:style-name="T26">Test action, </text:span><text:span text:style-name="T36">като </text:span><text:span text:style-name="T26">app.get </text:span><text:span text:style-name="T36">става </text:span><text:span text:style-name="T26">router.get</text:span></text:p>
      <text:p text:style-name="P52"/>
      <text:p text:style-name="P52"/>
      <text:p text:style-name="P55"><text:span text:style-name="T24"/></text:p>
      <text:p text:style-name="P19"><text:span text:style-name="T24"/></text:p>
      <text:p text:style-name="P19"><text:span text:style-name="T24"/></text:p>
      <text:p text:style-name="P52"/>
      <text:p text:style-name="P52"/>
      <text:p text:style-name="P17"><text:span text:style-name="T23"/></text:p>
      <text:p text:style-name="P53"/>
      <text:p text:style-name="P10"><text:span text:style-name="T18"/></text:p>
      <text:p text:style-name="P25"/>
      <text:p text:style-name="P26"/>
      <text:p text:style-name="P28"/>
      <text:p text:style-name="P41"/>
      <text:p text:style-name="P36"/>
      <text:p text:style-name="P37"/>
      <text:p text:style-name="P29"/>
      <text:p text:style-name="P39"/>
      <text:p text:style-name="P39"/>
      <text:p text:style-name="P39"/>
      <text:p text:style-name="P42"/>
      <text:p text:style-name="P42"/>
      <text:p text:style-name="P42"/>
      <text:p text:style-name="P42"/>
      <text:p text:style-name="P42"/>
      <text:p text:style-name="P38"/>
      <text:p text:style-name="P30"/>
      <text:p text:style-name="P31"/>
      <text:p text:style-name="P32"/>
      <text:p text:style-name="P33"/>
      <text:p text:style-name="P34"/>
      <text:p text:style-name="P40"/>
      <text:p text:style-name="P35"/>
      <text:p text:style-name="P35"/>
      <text:p text:style-name="P27"/>
      <text:p text:style-name="P1"><text:span text:style-name="Source_20_Text"><text:span text:style-name="T4"/></text:span></text:p>
      <text:p text:style-name="P45"/>
      <text:p text:style-name="P46"/>
      <text:p text:style-name="P43"/>
      <text:p text:style-name="P44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1" svg:font-family="Consolas, 'Courier New', monospace"/>
    <style:font-face style:name="Consolas2" svg:font-family="Consolas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Arial Unicode MS" svg:font-family="'Arial Unicode MS'" style:font-family-generic="roman" style:font-pitch="variable"/>
    <style:font-face style:name="Consolas" svg:font-family="Consola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Arial Unicode MS1" svg:font-family="'Arial Unicode MS'" style:font-family-generic="system" style:font-pitch="variable"/>
    <style:font-face style:name="Calibri" svg:font-family="Calibri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style:font-name="Liberation Serif" fo:font-size="12pt" fo:language="bg" fo:country="BG" style:font-name-asian="Segoe UI1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15%"/>
    </style:style>
    <style:style style:name="Default_20_Drawing_20_Style" style:display-name="Default Drawing Style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Caption" style:family="paragraph" style:parent-style-name="Standard" style:class="extra"/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Calibri" style:font-family-complex="Calibri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 Unicode MS" fo:font-family="'Arial Unicode MS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Gliederung_20_1" style:display-name="Default 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Gliederung_20_2" style:display-name="Default 1~LT~Gliederung 2" style:family="paragraph" style:parent-style-name="Default_20_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_7e_LT_7e_Gliederung_20_3" style:display-name="Default 1~LT~Gliederung 3" style:family="paragraph" style:parent-style-name="Default_20_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_7e_LT_7e_Gliederung_20_4" style:display-name="Default 1~LT~Gliederung 4" style:family="paragraph" style:parent-style-name="Default_20_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5" style:display-name="Default 1~LT~Gliederung 5" style:family="paragraph" style:parent-style-name="Default_20_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6" style:display-name="Default 1~LT~Gliederung 6" style:family="paragraph" style:parent-style-name="Default_20_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7" style:display-name="Default 1~LT~Gliederung 7" style:family="paragraph" style:parent-style-name="Default_20_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8" style:display-name="Default 1~LT~Gliederung 8" style:family="paragraph" style:parent-style-name="Default_20_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Gliederung_20_9" style:display-name="Default 1~LT~Gliederung 9" style:family="paragraph" style:parent-style-name="Default_20_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_7e_LT_7e_Titel" style:display-name="Default 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Untertitel" style:display-name="Default 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Notizen" style:display-name="Default 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_7e_LT_7e_Hintergrundobjekte" style:display-name="Default 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_7e_LT_7e_Hintergrund" style:display-name="Default 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Gliederung_20_1" style:display-name="Default 2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Gliederung_20_2" style:display-name="Default 2~LT~Gliederung 2" style:family="paragraph" style:parent-style-name="Default_20_2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2_7e_LT_7e_Gliederung_20_3" style:display-name="Default 2~LT~Gliederung 3" style:family="paragraph" style:parent-style-name="Default_20_2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2_7e_LT_7e_Gliederung_20_4" style:display-name="Default 2~LT~Gliederung 4" style:family="paragraph" style:parent-style-name="Default_20_2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5" style:display-name="Default 2~LT~Gliederung 5" style:family="paragraph" style:parent-style-name="Default_20_2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6" style:display-name="Default 2~LT~Gliederung 6" style:family="paragraph" style:parent-style-name="Default_20_2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7" style:display-name="Default 2~LT~Gliederung 7" style:family="paragraph" style:parent-style-name="Default_20_2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8" style:display-name="Default 2~LT~Gliederung 8" style:family="paragraph" style:parent-style-name="Default_20_2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Gliederung_20_9" style:display-name="Default 2~LT~Gliederung 9" style:family="paragraph" style:parent-style-name="Default_20_2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2_7e_LT_7e_Titel" style:display-name="Default 2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Untertitel" style:display-name="Default 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Notizen" style:display-name="Default 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2_7e_LT_7e_Hintergrundobjekte" style:display-name="Default 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2_7e_LT_7e_Hintergrund" style:display-name="Default 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Gliederung_20_1" style:display-name="Default 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Gliederung_20_2" style:display-name="Default 3~LT~Gliederung 2" style:family="paragraph" style:parent-style-name="Default_20_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3_7e_LT_7e_Gliederung_20_3" style:display-name="Default 3~LT~Gliederung 3" style:family="paragraph" style:parent-style-name="Default_20_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3_7e_LT_7e_Gliederung_20_4" style:display-name="Default 3~LT~Gliederung 4" style:family="paragraph" style:parent-style-name="Default_20_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5" style:display-name="Default 3~LT~Gliederung 5" style:family="paragraph" style:parent-style-name="Default_20_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6" style:display-name="Default 3~LT~Gliederung 6" style:family="paragraph" style:parent-style-name="Default_20_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7" style:display-name="Default 3~LT~Gliederung 7" style:family="paragraph" style:parent-style-name="Default_20_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8" style:display-name="Default 3~LT~Gliederung 8" style:family="paragraph" style:parent-style-name="Default_20_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Gliederung_20_9" style:display-name="Default 3~LT~Gliederung 9" style:family="paragraph" style:parent-style-name="Default_20_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3_7e_LT_7e_Titel" style:display-name="Default 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Untertitel" style:display-name="Default 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Notizen" style:display-name="Default 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3_7e_LT_7e_Hintergrundobjekte" style:display-name="Default 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3_7e_LT_7e_Hintergrund" style:display-name="Default 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Gliederung_20_1" style:display-name="Default 4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Gliederung_20_2" style:display-name="Default 4~LT~Gliederung 2" style:family="paragraph" style:parent-style-name="Default_20_4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4_7e_LT_7e_Gliederung_20_3" style:display-name="Default 4~LT~Gliederung 3" style:family="paragraph" style:parent-style-name="Default_20_4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4_7e_LT_7e_Gliederung_20_4" style:display-name="Default 4~LT~Gliederung 4" style:family="paragraph" style:parent-style-name="Default_20_4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5" style:display-name="Default 4~LT~Gliederung 5" style:family="paragraph" style:parent-style-name="Default_20_4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6" style:display-name="Default 4~LT~Gliederung 6" style:family="paragraph" style:parent-style-name="Default_20_4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7" style:display-name="Default 4~LT~Gliederung 7" style:family="paragraph" style:parent-style-name="Default_20_4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8" style:display-name="Default 4~LT~Gliederung 8" style:family="paragraph" style:parent-style-name="Default_20_4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Gliederung_20_9" style:display-name="Default 4~LT~Gliederung 9" style:family="paragraph" style:parent-style-name="Default_20_4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4_7e_LT_7e_Titel" style:display-name="Default 4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Untertitel" style:display-name="Default 4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Notizen" style:display-name="Default 4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4_7e_LT_7e_Hintergrundobjekte" style:display-name="Default 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4_7e_LT_7e_Hintergrund" style:display-name="Default 4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Gliederung_20_1" style:display-name="Default 5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Gliederung_20_2" style:display-name="Default 5~LT~Gliederung 2" style:family="paragraph" style:parent-style-name="Default_20_5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5_7e_LT_7e_Gliederung_20_3" style:display-name="Default 5~LT~Gliederung 3" style:family="paragraph" style:parent-style-name="Default_20_5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5_7e_LT_7e_Gliederung_20_4" style:display-name="Default 5~LT~Gliederung 4" style:family="paragraph" style:parent-style-name="Default_20_5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5" style:display-name="Default 5~LT~Gliederung 5" style:family="paragraph" style:parent-style-name="Default_20_5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6" style:display-name="Default 5~LT~Gliederung 6" style:family="paragraph" style:parent-style-name="Default_20_5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7" style:display-name="Default 5~LT~Gliederung 7" style:family="paragraph" style:parent-style-name="Default_20_5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8" style:display-name="Default 5~LT~Gliederung 8" style:family="paragraph" style:parent-style-name="Default_20_5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Gliederung_20_9" style:display-name="Default 5~LT~Gliederung 9" style:family="paragraph" style:parent-style-name="Default_20_5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5_7e_LT_7e_Titel" style:display-name="Default 5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Untertitel" style:display-name="Default 5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Notizen" style:display-name="Default 5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5_7e_LT_7e_Hintergrundobjekte" style:display-name="Default 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5_7e_LT_7e_Hintergrund" style:display-name="Default 5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Gliederung_20_1" style:display-name="Default 6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Gliederung_20_2" style:display-name="Default 6~LT~Gliederung 2" style:family="paragraph" style:parent-style-name="Default_20_6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6_7e_LT_7e_Gliederung_20_3" style:display-name="Default 6~LT~Gliederung 3" style:family="paragraph" style:parent-style-name="Default_20_6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6_7e_LT_7e_Gliederung_20_4" style:display-name="Default 6~LT~Gliederung 4" style:family="paragraph" style:parent-style-name="Default_20_6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5" style:display-name="Default 6~LT~Gliederung 5" style:family="paragraph" style:parent-style-name="Default_20_6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6" style:display-name="Default 6~LT~Gliederung 6" style:family="paragraph" style:parent-style-name="Default_20_6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7" style:display-name="Default 6~LT~Gliederung 7" style:family="paragraph" style:parent-style-name="Default_20_6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8" style:display-name="Default 6~LT~Gliederung 8" style:family="paragraph" style:parent-style-name="Default_20_6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Gliederung_20_9" style:display-name="Default 6~LT~Gliederung 9" style:family="paragraph" style:parent-style-name="Default_20_6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6_7e_LT_7e_Titel" style:display-name="Default 6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Untertitel" style:display-name="Default 6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Notizen" style:display-name="Default 6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6_7e_LT_7e_Hintergrundobjekte" style:display-name="Default 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6_7e_LT_7e_Hintergrund" style:display-name="Default 6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Gliederung_20_1" style:display-name="Default 7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Gliederung_20_2" style:display-name="Default 7~LT~Gliederung 2" style:family="paragraph" style:parent-style-name="Default_20_7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7_7e_LT_7e_Gliederung_20_3" style:display-name="Default 7~LT~Gliederung 3" style:family="paragraph" style:parent-style-name="Default_20_7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7_7e_LT_7e_Gliederung_20_4" style:display-name="Default 7~LT~Gliederung 4" style:family="paragraph" style:parent-style-name="Default_20_7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5" style:display-name="Default 7~LT~Gliederung 5" style:family="paragraph" style:parent-style-name="Default_20_7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6" style:display-name="Default 7~LT~Gliederung 6" style:family="paragraph" style:parent-style-name="Default_20_7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7" style:display-name="Default 7~LT~Gliederung 7" style:family="paragraph" style:parent-style-name="Default_20_7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8" style:display-name="Default 7~LT~Gliederung 8" style:family="paragraph" style:parent-style-name="Default_20_7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Gliederung_20_9" style:display-name="Default 7~LT~Gliederung 9" style:family="paragraph" style:parent-style-name="Default_20_7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7_7e_LT_7e_Titel" style:display-name="Default 7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Untertitel" style:display-name="Default 7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Notizen" style:display-name="Default 7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7_7e_LT_7e_Hintergrundobjekte" style:display-name="Default 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7_7e_LT_7e_Hintergrund" style:display-name="Default 7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Gliederung_20_1" style:display-name="Default 8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Gliederung_20_2" style:display-name="Default 8~LT~Gliederung 2" style:family="paragraph" style:parent-style-name="Default_20_8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8_7e_LT_7e_Gliederung_20_3" style:display-name="Default 8~LT~Gliederung 3" style:family="paragraph" style:parent-style-name="Default_20_8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8_7e_LT_7e_Gliederung_20_4" style:display-name="Default 8~LT~Gliederung 4" style:family="paragraph" style:parent-style-name="Default_20_8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5" style:display-name="Default 8~LT~Gliederung 5" style:family="paragraph" style:parent-style-name="Default_20_8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6" style:display-name="Default 8~LT~Gliederung 6" style:family="paragraph" style:parent-style-name="Default_20_8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7" style:display-name="Default 8~LT~Gliederung 7" style:family="paragraph" style:parent-style-name="Default_20_8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8" style:display-name="Default 8~LT~Gliederung 8" style:family="paragraph" style:parent-style-name="Default_20_8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Gliederung_20_9" style:display-name="Default 8~LT~Gliederung 9" style:family="paragraph" style:parent-style-name="Default_20_8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8_7e_LT_7e_Titel" style:display-name="Default 8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Untertitel" style:display-name="Default 8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Notizen" style:display-name="Default 8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8_7e_LT_7e_Hintergrundobjekte" style:display-name="Default 8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8_7e_LT_7e_Hintergrund" style:display-name="Default 8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Gliederung_20_1" style:display-name="Default 9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Gliederung_20_2" style:display-name="Default 9~LT~Gliederung 2" style:family="paragraph" style:parent-style-name="Default_20_9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9_7e_LT_7e_Gliederung_20_3" style:display-name="Default 9~LT~Gliederung 3" style:family="paragraph" style:parent-style-name="Default_20_9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9_7e_LT_7e_Gliederung_20_4" style:display-name="Default 9~LT~Gliederung 4" style:family="paragraph" style:parent-style-name="Default_20_9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5" style:display-name="Default 9~LT~Gliederung 5" style:family="paragraph" style:parent-style-name="Default_20_9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6" style:display-name="Default 9~LT~Gliederung 6" style:family="paragraph" style:parent-style-name="Default_20_9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7" style:display-name="Default 9~LT~Gliederung 7" style:family="paragraph" style:parent-style-name="Default_20_9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8" style:display-name="Default 9~LT~Gliederung 8" style:family="paragraph" style:parent-style-name="Default_20_9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Gliederung_20_9" style:display-name="Default 9~LT~Gliederung 9" style:family="paragraph" style:parent-style-name="Default_20_9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9_7e_LT_7e_Titel" style:display-name="Default 9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Untertitel" style:display-name="Default 9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Notizen" style:display-name="Default 9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9_7e_LT_7e_Hintergrundobjekte" style:display-name="Default 9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9_7e_LT_7e_Hintergrund" style:display-name="Default 9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Gliederung_20_1" style:display-name="Default 10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Gliederung_20_2" style:display-name="Default 10~LT~Gliederung 2" style:family="paragraph" style:parent-style-name="Default_20_10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0_7e_LT_7e_Gliederung_20_3" style:display-name="Default 10~LT~Gliederung 3" style:family="paragraph" style:parent-style-name="Default_20_10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0_7e_LT_7e_Gliederung_20_4" style:display-name="Default 10~LT~Gliederung 4" style:family="paragraph" style:parent-style-name="Default_20_10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5" style:display-name="Default 10~LT~Gliederung 5" style:family="paragraph" style:parent-style-name="Default_20_10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6" style:display-name="Default 10~LT~Gliederung 6" style:family="paragraph" style:parent-style-name="Default_20_10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7" style:display-name="Default 10~LT~Gliederung 7" style:family="paragraph" style:parent-style-name="Default_20_10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8" style:display-name="Default 10~LT~Gliederung 8" style:family="paragraph" style:parent-style-name="Default_20_10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Gliederung_20_9" style:display-name="Default 10~LT~Gliederung 9" style:family="paragraph" style:parent-style-name="Default_20_10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0_7e_LT_7e_Titel" style:display-name="Default 10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Untertitel" style:display-name="Default 10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Notizen" style:display-name="Default 10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0_7e_LT_7e_Hintergrundobjekte" style:display-name="Default 10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0_7e_LT_7e_Hintergrund" style:display-name="Default 10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Gliederung_20_1" style:display-name="Default 11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Gliederung_20_2" style:display-name="Default 11~LT~Gliederung 2" style:family="paragraph" style:parent-style-name="Default_20_11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1_7e_LT_7e_Gliederung_20_3" style:display-name="Default 11~LT~Gliederung 3" style:family="paragraph" style:parent-style-name="Default_20_11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1_7e_LT_7e_Gliederung_20_4" style:display-name="Default 11~LT~Gliederung 4" style:family="paragraph" style:parent-style-name="Default_20_11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5" style:display-name="Default 11~LT~Gliederung 5" style:family="paragraph" style:parent-style-name="Default_20_11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6" style:display-name="Default 11~LT~Gliederung 6" style:family="paragraph" style:parent-style-name="Default_20_11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7" style:display-name="Default 11~LT~Gliederung 7" style:family="paragraph" style:parent-style-name="Default_20_11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8" style:display-name="Default 11~LT~Gliederung 8" style:family="paragraph" style:parent-style-name="Default_20_11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Gliederung_20_9" style:display-name="Default 11~LT~Gliederung 9" style:family="paragraph" style:parent-style-name="Default_20_11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1_7e_LT_7e_Titel" style:display-name="Default 11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Untertitel" style:display-name="Default 11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Notizen" style:display-name="Default 11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1_7e_LT_7e_Hintergrundobjekte" style:display-name="Default 1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1_7e_LT_7e_Hintergrund" style:display-name="Default 11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Gliederung_20_1" style:display-name="Default 12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Gliederung_20_2" style:display-name="Default 12~LT~Gliederung 2" style:family="paragraph" style:parent-style-name="Default_20_12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2_7e_LT_7e_Gliederung_20_3" style:display-name="Default 12~LT~Gliederung 3" style:family="paragraph" style:parent-style-name="Default_20_12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2_7e_LT_7e_Gliederung_20_4" style:display-name="Default 12~LT~Gliederung 4" style:family="paragraph" style:parent-style-name="Default_20_12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5" style:display-name="Default 12~LT~Gliederung 5" style:family="paragraph" style:parent-style-name="Default_20_12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6" style:display-name="Default 12~LT~Gliederung 6" style:family="paragraph" style:parent-style-name="Default_20_12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7" style:display-name="Default 12~LT~Gliederung 7" style:family="paragraph" style:parent-style-name="Default_20_12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8" style:display-name="Default 12~LT~Gliederung 8" style:family="paragraph" style:parent-style-name="Default_20_12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Gliederung_20_9" style:display-name="Default 12~LT~Gliederung 9" style:family="paragraph" style:parent-style-name="Default_20_12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2_7e_LT_7e_Titel" style:display-name="Default 12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Untertitel" style:display-name="Default 12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Notizen" style:display-name="Default 12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2_7e_LT_7e_Hintergrundobjekte" style:display-name="Default 1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2_7e_LT_7e_Hintergrund" style:display-name="Default 12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Gliederung_20_1" style:display-name="Default 13~LT~Gliederung 1" style:family="paragraph" style:default-outline-level="">
      <style:paragraph-properties fo:margin-top="0.4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1.5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1.5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Gliederung_20_2" style:display-name="Default 13~LT~Gliederung 2" style:family="paragraph" style:parent-style-name="Default_20_13_7e_LT_7e_Gliederung_20_1" style:default-outline-level="">
      <style:paragraph-properties fo:margin-top="0.4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20_13_7e_LT_7e_Gliederung_20_3" style:display-name="Default 13~LT~Gliederung 3" style:family="paragraph" style:parent-style-name="Default_20_13_7e_LT_7e_Gliederung_20_2" style:default-outline-level="">
      <style:paragraph-properties fo:margin-top="0.3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20_13_7e_LT_7e_Gliederung_20_4" style:display-name="Default 13~LT~Gliederung 4" style:family="paragraph" style:parent-style-name="Default_20_13_7e_LT_7e_Gliederung_20_3" style:default-outline-level="">
      <style:paragraph-properties fo:margin-top="0.199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5" style:display-name="Default 13~LT~Gliederung 5" style:family="paragraph" style:parent-style-name="Default_20_13_7e_LT_7e_Gliederung_20_4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6" style:display-name="Default 13~LT~Gliederung 6" style:family="paragraph" style:parent-style-name="Default_20_13_7e_LT_7e_Gliederung_20_5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7" style:display-name="Default 13~LT~Gliederung 7" style:family="paragraph" style:parent-style-name="Default_20_13_7e_LT_7e_Gliederung_20_6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8" style:display-name="Default 13~LT~Gliederung 8" style:family="paragraph" style:parent-style-name="Default_20_13_7e_LT_7e_Gliederung_20_7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Gliederung_20_9" style:display-name="Default 13~LT~Gliederung 9" style:family="paragraph" style:parent-style-name="Default_20_13_7e_LT_7e_Gliederung_20_8" style:default-outline-level="">
      <style:paragraph-properties fo:margin-top="0.101cm" fo:margin-bottom="0cm" loext:contextual-spacing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20_13_7e_LT_7e_Titel" style:display-name="Default 13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44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Untertitel" style:display-name="Default 13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Notizen" style:display-name="Default 13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 Unicode MS" fo:font-family="'Arial Unicode M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Calibri" style:font-family-complex="Calibri" style:font-family-generic-complex="system" style:font-pitch-complex="variable" style:font-size-complex="12pt" style:text-emphasize="none"/>
    </style:style>
    <style:style style:name="Default_20_13_7e_LT_7e_Hintergrundobjekte" style:display-name="Default 1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Default_20_13_7e_LT_7e_Hintergrund" style:display-name="Default 13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Calibri" style:font-family-complex="Calibri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12cm" fo:margin-bottom="0.071cm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" style:font-family-complex="'Times New Roman'" style:font-family-generic-complex="system" style:font-pitch-complex="variable" style:font-size-complex="16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ault_20_Paragraph_20_Font" style:display-name="Default Paragraph Font" style:family="text"/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28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6-17T12:43:46.113000000</dc:date>
    <meta:editing-duration>PT19H44M40S</meta:editing-duration>
    <meta:editing-cycles>202</meta:editing-cycles>
    <meta:generator>Neat_Office/6.2.8.2$Windows_x86 LibreOffice_project/</meta:generator>
    <meta:document-statistic meta:table-count="0" meta:image-count="0" meta:object-count="0" meta:page-count="2" meta:paragraph-count="45" meta:word-count="164" meta:character-count="1092" meta:non-whitespace-character-count="949"/>
  </office:meta>
</office:document-meta>
</file>